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CEA5A93F078C732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279cm, 7.758cm, 16.585cm, 7.64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457cm" svg:height="8.7cm" svg:x="0.143cm" svg:y="0.1cm">
          <draw:image xlink:href="Pictures/10000000000005E8000007E0CEA5A93F078C732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6T16:13:38.115447702</dc:date>
    <meta:editing-duration>PT3M34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